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Times New Roman'" style:font-family-generic="roman"/>
    <style:font-face style:name="ArialMT" svg:font-family="ArialMT, Arial" style:font-family-generic="swiss"/>
    <style:font-face style:name="Univers1" svg:font-family="Univers" style:font-family-generic="swiss"/>
    <style:font-face style:name="Univers" svg:font-family="Univers, 'Univers 55'"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Bold" style:font-family-generic="swiss" style:font-pitch="variable"/>
    <style:font-face style:name="Univers2" svg:font-family="Univer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Text_20_body">
      <style:text-properties style:font-name="DejaVu Sans" fo:font-size="8pt" fo:font-weight="normal" officeooo:paragraph-rsid="0013536f" style:font-size-asian="8pt" style:font-weight-asian="normal" style:font-size-complex="8pt" style:font-weight-complex="normal"/>
    </style:style>
    <style:style style:name="P3" style:family="paragraph" style:parent-style-name="Standard">
      <style:text-properties fo:font-size="12pt" officeooo:rsid="0250a88d" officeooo:paragraph-rsid="0013536f" style:font-size-asian="12pt" style:font-size-complex="12pt"/>
    </style:style>
    <style:style style:name="P4" style:family="paragraph" style:parent-style-name="Heading_20_2">
      <style:text-properties fo:font-size="16.1000003814697pt" style:font-size-asian="16.1000003814697pt" style:font-size-complex="16.1000003814697pt"/>
    </style:style>
    <style:style style:name="P5" style:family="paragraph" style:parent-style-name="Heading_20_1" style:master-page-name="Standard">
      <style:paragraph-properties style:page-number="auto"/>
      <style:text-properties fo:font-size="18.5pt" style:font-size-asian="18.5pt" style:font-size-complex="18.5pt"/>
    </style:style>
    <style:style style:name="P6" style:family="paragraph" style:parent-style-name="Footnote">
      <style:text-properties officeooo:rsid="000cc27e"/>
    </style:style>
    <style:style style:name="T1" style:family="text">
      <style:text-properties fo:language="en" fo:country="US" fo:font-style="italic" style:letter-kerning="true" style:font-name-asian="Times-Roman" style:language-asian="hi" style:country-asian="IN" style:font-style-asian="italic" style:font-name-complex="Univers2" style:language-complex="hi" style:country-complex="IN" style:font-style-complex="italic"/>
    </style:style>
    <style:style style:name="T2" style:family="text">
      <style:text-properties fo:language="en" fo:country="US" style:letter-kerning="true" style:font-name-asian="Times-Roman" style:language-asian="hi" style:country-asian="IN" style:font-name-complex="Univers2" style:language-complex="hi" style:country-complex="IN"/>
    </style:style>
    <style:style style:name="T3" style:family="text">
      <style:text-properties fo:language="en" fo:country="US" officeooo:rsid="000ff132" style:letter-kerning="true" style:font-name-asian="Times-Roman" style:language-asian="hi" style:country-asian="IN" style:font-name-complex="Univers2" style:language-complex="hi" style:country-complex="IN"/>
    </style:style>
    <style:style style:name="T4" style:family="text">
      <style:text-properties fo:language="en" fo:country="US" officeooo:rsid="0013536f" style:letter-kerning="true" style:font-name-asian="Times-Roman" style:language-asian="hi" style:country-asian="IN" style:font-name-complex="Univers2" style:language-complex="hi" style:country-complex="IN"/>
    </style:style>
    <style:style style:name="T5" style:family="text">
      <style:text-properties fo:language="en" fo:country="US" fo:font-style="normal" style:letter-kerning="true" style:font-name-asian="Times-Roman" style:language-asian="hi" style:country-asian="IN" style:font-style-asian="normal" style:font-name-complex="Univers2" style:language-complex="hi" style:country-complex="IN" style:font-style-complex="normal"/>
    </style:style>
    <style:style style:name="T6" style:family="text">
      <style:text-properties fo:language="en" fo:country="US" fo:font-style="normal" officeooo:rsid="000cc27e" style:letter-kerning="true" style:font-name-asian="Times-Roman" style:language-asian="hi" style:country-asian="IN" style:font-style-asian="normal" style:font-name-complex="Univers2" style:language-complex="hi" style:country-complex="IN" style:font-style-complex="normal"/>
    </style:style>
    <style:style style:name="T7" style:family="text">
      <style:text-properties fo:language="en" fo:country="US" fo:font-style="normal" officeooo:rsid="0013536f" style:letter-kerning="true" style:font-name-asian="Times-Roman" style:language-asian="hi" style:country-asian="IN" style:font-style-asian="normal" style:font-name-complex="Univers2" style:language-complex="hi" style:country-complex="IN" style:font-style-complex="normal"/>
    </style:style>
    <style:style style:name="T8" style:family="text">
      <style:text-properties fo:color="#141413" fo:language="en" fo:country="US" fo:font-style="italic" style:font-name-asian="Univers" style:font-style-asian="italic" style:font-name-complex="Univers2" style:font-style-complex="italic"/>
    </style:style>
    <style:style style:name="T9" style:family="text">
      <style:text-properties fo:color="#141413" fo:language="en" fo:country="US" fo:font-style="italic" style:font-name-asian="Univers" style:language-asian="hi" style:country-asian="IN" style:font-style-asian="italic" style:font-name-complex="Univers2" style:language-complex="hi" style:country-complex="IN" style:font-style-complex="italic"/>
    </style:style>
    <style:style style:name="T10" style:family="text">
      <style:text-properties fo:color="#141413" fo:language="en" fo:country="US" fo:font-style="italic" officeooo:rsid="000cc27e" style:font-name-asian="Univers" style:language-asian="hi" style:country-asian="IN" style:font-style-asian="italic" style:font-name-complex="Univers2" style:language-complex="hi" style:country-complex="IN" style:font-style-complex="italic"/>
    </style:style>
    <style:style style:name="T11" style:family="text">
      <style:text-properties fo:color="#141413" fo:language="en" fo:country="US" fo:font-style="italic" fo:font-weight="normal" style:font-name-asian="Univers1" style:language-asian="zh" style:country-asian="CN" style:font-style-asian="italic" style:font-weight-asian="normal" style:font-name-complex="Univers2" style:language-complex="hi" style:country-complex="IN" style:font-style-complex="italic" style:font-weight-complex="normal"/>
    </style:style>
    <style:style style:name="T12" style:family="text">
      <style:text-properties fo:color="#141413" fo:language="en" fo:country="US" fo:font-style="italic" fo:font-weight="normal" style:font-name-asian="Univers" style:language-asian="hi" style:country-asian="IN" style:font-style-asian="italic" style:font-weight-asian="normal" style:font-name-complex="Univers2" style:language-complex="hi" style:country-complex="IN" style:font-style-complex="italic" style:font-weight-complex="normal"/>
    </style:style>
    <style:style style:name="T13" style:family="text">
      <style:text-properties fo:color="#141413" fo:language="en" fo:country="US" style:font-name-asian="Univers" style:font-name-complex="Univers2"/>
    </style:style>
    <style:style style:name="T14" style:family="text">
      <style:text-properties fo:color="#141413" fo:language="en" fo:country="US" officeooo:rsid="000ff132" style:font-name-asian="Univers" style:font-name-complex="Univers2"/>
    </style:style>
    <style:style style:name="T15" style:family="text">
      <style:text-properties fo:color="#141413" fo:language="en" fo:country="US" officeooo:rsid="001115b6" style:font-name-asian="Univers" style:font-name-complex="Univers2"/>
    </style:style>
    <style:style style:name="T16" style:family="text">
      <style:text-properties fo:color="#141413" fo:language="en" fo:country="US" officeooo:rsid="000cc27e" style:font-name-asian="Univers" style:font-name-complex="Univers2"/>
    </style:style>
    <style:style style:name="T17" style:family="text">
      <style:text-properties fo:color="#141413" fo:language="en" fo:country="US" officeooo:rsid="0013536f" style:font-name-asian="Univers" style:font-name-complex="Univers2"/>
    </style:style>
    <style:style style:name="T18" style:family="text">
      <style:text-properties fo:color="#141413" fo:language="en" fo:country="US" style:font-name-asian="Univers" style:language-asian="hi" style:country-asian="IN" style:font-name-complex="Univers2" style:language-complex="hi" style:country-complex="IN"/>
    </style:style>
    <style:style style:name="T19" style:family="text">
      <style:text-properties fo:color="#141413" fo:language="en" fo:country="US" officeooo:rsid="0013536f" style:font-name-asian="Univers" style:language-asian="hi" style:country-asian="IN" style:font-name-complex="Univers2" style:language-complex="hi" style:country-complex="IN"/>
    </style:style>
    <style:style style:name="T20" style:family="text">
      <style:text-properties fo:color="#141413" fo:language="en" fo:country="US" fo:font-weight="normal" style:font-name-asian="Univers1" style:font-weight-asian="normal" style:font-name-complex="Univers2" style:font-weight-complex="normal"/>
    </style:style>
    <style:style style:name="T21" style:family="text">
      <style:text-properties fo:color="#141413" fo:language="en" fo:country="US" fo:font-weight="normal" officeooo:rsid="001115b6" style:font-name-asian="Univers1" style:font-weight-asian="normal" style:font-name-complex="Univers2" style:font-weight-complex="normal"/>
    </style:style>
    <style:style style:name="T22" style:family="text">
      <style:text-properties fo:color="#141413" fo:language="en" fo:country="US" fo:font-weight="normal" officeooo:rsid="0013536f" style:font-name-asian="Univers1" style:font-weight-asian="normal" style:font-name-complex="Univers2" style:font-weight-complex="normal"/>
    </style:style>
    <style:style style:name="T23" style:family="text">
      <style:text-properties fo:color="#141413" fo:language="en" fo:country="US" fo:font-weight="bold" style:font-name-asian="Univers" style:language-asian="hi" style:country-asian="IN" style:font-weight-asian="bold" style:font-name-complex="Univers2" style:language-complex="hi" style:country-complex="IN" style:font-weight-complex="bold"/>
    </style:style>
    <style:style style:name="T24" style:family="text">
      <style:text-properties fo:color="#141413" fo:language="en" fo:country="US" fo:font-weight="bold" style:font-name-asian="Univers" style:font-weight-asian="bold" style:font-name-complex="Univers2" style:font-weight-complex="bold"/>
    </style:style>
    <style:style style:name="T25" style:family="text">
      <style:text-properties fo:color="#141413" fo:language="en" fo:country="US" style:font-name-asian="Univers2" style:font-name-complex="Univers2"/>
    </style:style>
    <style:style style:name="T26" style:family="text">
      <style:text-properties fo:color="#141413" fo:language="en" fo:country="US" fo:font-style="normal" style:font-name-asian="Univers" style:font-style-asian="normal" style:font-name-complex="Univers2" style:font-style-complex="normal"/>
    </style:style>
    <style:style style:name="T27" style:family="text">
      <style:text-properties fo:color="#141413" fo:language="en" fo:country="US" fo:font-style="normal" officeooo:rsid="0013536f" style:font-name-asian="Univers" style:font-style-asian="normal" style:font-name-complex="Univers2" style:font-style-complex="normal"/>
    </style:style>
    <style:style style:name="T28" style:family="text">
      <style:text-properties fo:color="#141413" fo:language="en" fo:country="US" fo:font-style="normal" fo:font-weight="normal" style:font-name-asian="Univers" style:language-asian="hi" style:country-asian="IN" style:font-style-asian="normal" style:font-weight-asian="normal" style:font-name-complex="Univers2" style:language-complex="hi" style:country-complex="IN" style:font-style-complex="normal" style:font-weight-complex="normal"/>
    </style:style>
    <style:style style:name="T29" style:family="text">
      <style:text-properties fo:color="#141413" fo:language="en" fo:country="US" fo:font-style="normal" fo:font-weight="normal" officeooo:rsid="0013536f" style:font-name-asian="Univers" style:language-asian="hi" style:country-asian="IN" style:font-style-asian="normal" style:font-weight-asian="normal" style:font-name-complex="Univers2" style:language-complex="hi" style:country-complex="IN" style:font-style-complex="normal" style:font-weight-complex="normal"/>
    </style:style>
    <style:style style:name="T30" style:family="text">
      <style:text-properties fo:color="#141413" fo:language="en" fo:country="US" fo:font-style="normal" fo:font-weight="normal" style:font-name-asian="Univers1" style:language-asian="zh" style:country-asian="CN" style:font-style-asian="normal" style:font-weight-asian="normal" style:font-name-complex="Univers2" style:language-complex="hi" style:country-complex="IN" style:font-style-complex="normal" style:font-weight-complex="normal"/>
    </style:style>
    <style:style style:name="T31" style:family="text">
      <style:text-properties fo:color="#141413" fo:language="en" fo:country="US" fo:font-style="normal" fo:font-weight="normal" officeooo:rsid="0013536f" style:font-name-asian="Univers1" style:language-asian="zh" style:country-asian="CN" style:font-style-asian="normal" style:font-weight-asian="normal" style:font-name-complex="Univers2" style:language-complex="hi" style:country-complex="IN" style:font-style-complex="normal" style:font-weight-complex="normal"/>
    </style:style>
    <style:style style:name="T32" style:family="text">
      <style:text-properties fo:color="#141413" style:font-name="Liberation Serif" fo:font-size="12pt" fo:language="en" fo:country="US" style:font-name-asian="Univers" style:font-size-asian="12pt" style:font-name-complex="Univers2" style:font-size-complex="12pt"/>
    </style:style>
    <style:style style:name="T33" style:family="text">
      <style:text-properties fo:color="#141413" style:font-name="Liberation Serif" fo:font-size="12pt" fo:language="en" fo:country="US" officeooo:rsid="000ff132" style:font-name-asian="Univers" style:font-size-asian="12pt" style:font-name-complex="Univers2" style:font-size-complex="12pt"/>
    </style:style>
    <style:style style:name="T34" style:family="text">
      <style:text-properties fo:color="#141413" fo:font-weight="bold" officeooo:rsid="0250a88d" style:font-name-asian="Univers" style:font-weight-asian="bold" style:font-name-complex="Univers2" style:font-weight-complex="bold"/>
    </style:style>
    <style:style style:name="T35" style:family="text">
      <style:text-properties fo:color="#141413" fo:font-weight="bold" officeooo:rsid="000c7c62" style:font-name-asian="Univers" style:font-weight-asian="bold" style:font-name-complex="Univers2" style:font-weight-complex="bold"/>
    </style:style>
    <style:style style:name="T36" style:family="text">
      <style:text-properties fo:color="#141413" fo:font-weight="bold" officeooo:rsid="00122008" style:font-name-asian="Univers" style:font-weight-asian="bold" style:font-name-complex="Univers2" style:font-weight-complex="bold"/>
    </style:style>
    <style:style style:name="T37" style:family="text">
      <style:text-properties fo:color="#141413" fo:font-weight="normal" officeooo:rsid="000c7c62" style:font-name-asian="Univers" style:font-weight-asian="normal" style:font-name-complex="Univers2" style:font-weight-complex="normal"/>
    </style:style>
    <style:style style:name="T38" style:family="text">
      <style:text-properties officeooo:rsid="000cc27e"/>
    </style:style>
    <style:style style:name="T39" style:family="text">
      <style:text-properties style:letter-kerning="true" style:font-name-asian="ArialMT" style:font-name-complex="Univers2"/>
    </style:style>
    <style:style style:name="T40" style:family="text">
      <style:text-properties officeooo:rsid="000ff132"/>
    </style:style>
    <style:style style:name="T41" style:family="text">
      <style:text-properties officeooo:rsid="001115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chnology-based Art and Destruction - Exhibiting Malfunctions</text:h>
      <text:p text:style-name="P3">% BY: <text:s/>Stefan Tiefengraber</text:p>
      <text:p text:style-name="P1"/>
      <text:p text:style-name="P1"><text:span text:style-name="T13">Easy, uncomplicated interaction with interactive art installations and an entertaining approach to attract visitors opens up room to learn the story behind the art. These are the main goals of my projects and a big part of the two introduced works </text:span><text:span text:style-name="T12">User Generated Server Destruction</text:span><text:span text:style-name="T9"><text:note text:id="ftn1" text:note-class="footnote"><text:note-citation>1</text:note-citation><text:note-body><text:p text:style-name="P6">User generated Server destruction, www.ugsd.net</text:p></text:note-body></text:note></text:span><text:span text:style-name="T10"> </text:span><text:span text:style-name="T18">and </text:span><text:span text:style-name="T1">your unerasable text</text:span><text:span text:style-name="T6"><text:note text:id="ftn2" text:note-class="footnote"><text:note-citation>2</text:note-citation><text:note-body><text:p text:style-name="Footnote"><text:span text:style-name="T38">Your unerasable text, </text:span>www.stefantiefengraber.com/yourunerasabletext.php</text:p></text:note-body></text:note></text:span><text:span text:style-name="T2">. Both works invite visitors to destroy something. One time a text message is printed out and shredded, and the other time it is the destruction of a server by the force of hammers. The two installations are available for 24 hours each and can also be operated by users not </text:span><text:span text:style-name="T3">in</text:span><text:span text:style-name="T2"> the venue, creating an independence of opening hours. While </text:span><text:span text:style-name="T1">your unerasable text</text:span><text:span text:style-name="T2"> is displayed in a shop window (depending on the exhibition venue), </text:span><text:span text:style-name="T1">User Generated Server Destruction</text:span><text:span text:style-name="T2"> can be followed via a webcam, which is part of the installation. The server is filmed and viewable via stream on a website specifically created for that </text:span><text:span text:style-name="T3">purpose</text:span><text:span text:style-name="T2">. </text:span></text:p>
      <text:p text:style-name="P1"><text:span text:style-name="T13">Both installations are easy to interact with. </text:span><text:span text:style-name="T8">your unerasable text</text:span><text:span text:style-name="T13"> is operated by short messages and </text:span><text:span text:style-name="T8">User Generated Server Destruction</text:span><text:span text:style-name="T13"> provides three buttons on the website to push. Behind this surface of fun and interactivity, the user is invited to question the background of these technologies. Why do the pieces work this way? What data is generated? Who has access to it? Where is the data?</text:span></text:p>
      <text:h text:style-name="P4" text:outline-level="2"><text:span text:style-name="T23">User Generated Server Destruction</text:span><text:span text:style-name="T24"> –</text:span><text:span text:style-name="T13"> 2013</text:span></text:h>
      <text:p text:style-name="P1">Visitors of the website www.ugsd.net can trigger six hammers and drop them onto a server that is located in the exhibition. This server hosts the website, a single site that shows three buttons to release the hammers and a video stream to follow what’s happening with the piece. The installation ends, once the server is destroyed and can <text:span text:style-name="T40">therefore no longer</text:span> host the website. </text:p>
      <text:p text:style-name="P1"><text:span text:style-name="T13">If </text:span><text:span text:style-name="T14">you are </text:span><text:span text:style-name="T13">connected and looking at a website like this, it seems to appear out of nothing. But there is data – zeros and ones compiling an image, text or a video. It is tempting to think there is no physical connection to any hardware. The physical, sculptural attendance of the work </text:span><text:span text:style-name="T8">User Generated Server Destruction</text:span><text:span text:style-name="T13"> typifies the coincidence of the virtual, the intangible world of data, and the physical world, where we, the humans, exist. The installation visualizes very directly that behind the virtuality that we attribute to the data on the </text:span><text:span text:style-name="T16">I</text:span><text:span text:style-name="T13">nternet, there actually is tangible reality and actual physical hardware. </text:span></text:p>
      <text:p text:style-name="P1">The <text:span text:style-name="T38">Internet</text:span> is a continually growing network of servers spread all over the world. On the one <text:span text:style-name="T40">side</text:span> are the users and on the other <text:span text:style-name="T40">side</text:span> the suppliers of the network. Usually, it is only possible for computer viruses and very qualified users to attack and destroy highly protected servers that are locked in well secured places.</text:p>
      <text:p text:style-name="P1">These places are data centers, where the big 'Data-Farmers' are saving all the information we are providing them with. Looking like factories, these centers have big tube systems to cool all the computers. They are strategically built near rivers, guaranteeing enough water for this process. You <text:soft-page-break/>will always find a power plant close to it, feeding electricity to computers, which are not only hungry for data but also for electrical power. Highest standards of security protect the data from loss by any means. The risk of losing the data is not to be taken, no matter how important the data is. One never knows for what or whom it might be useful for some day. </text:p>
      <text:p text:style-name="P1"><text:span text:style-name="T13">As users we can control our computers and are able to easily destroy hard drives. But the data we feed to clouds and websites is impossible for us to control and erase. Spread over many hard drives and servers across the world, there is no access for us. </text:span><text:span text:style-name="T8">User Generated Server Destruction</text:span><text:span text:style-name="T13"> poses a counterpart to this. It is something that works in the other direction and hands the power back to the users, who are all of a sudden in a position to decide freely what happens to the data. </text:span><text:span text:style-name="T14">It becomes possible</text:span><text:span text:style-name="T13"> to erase one of the servers and thereby shrink the worldwide network for the blink of an eye. </text:span><text:span text:style-name="T14">What is l</text:span><text:span text:style-name="T13">eft is a sculpture created by destruction, typifying the physical presence of the </text:span><text:span text:style-name="T16">Internet.</text:span></text:p>
      <text:p text:style-name="P1">So far, 27 servers in several exhibitions all over the world <text:span text:style-name="T40">have been</text:span> destroyed. Although employing similar hardware every time, it took from 2 to 1002 hits for the hammers to finish the destruction. Some servers stopped working after a short period of operating and some worked for several days, although being hit permanently. For some curators this is hard to exhibit, since the installation can be destroyed at any time, leaving a non-functioning artwork behind. That creates a fear of disappointed visitors, not able to participate in the process of destruction. Given the common notion that an interactive artwork has to function non-stop, this is difficult. </text:p>
      <text:p text:style-name="Text_20_body"><text:span text:style-name="Internet_20_link"><text:span text:style-name="T32">The concept is to destroy the server and only leav</text:span></text:span><text:span text:style-name="Internet_20_link"><text:span text:style-name="T33">e</text:span></text:span><text:span text:style-name="Internet_20_link"><text:span text:style-name="T32"> a sculpture and a video documentation behind, archiving the process. The server is not supposed to be fake, </text:span></text:span><text:span text:style-name="Internet_20_link"><text:span text:style-name="T33">and there is no intention</text:span></text:span><text:span text:style-name="Internet_20_link"><text:span text:style-name="T32"> to make it more robust than it initially is. This would make the artwork weaker. Each server receives an individual, ascending number, and the hits are displayed on the website for every server in one exhibition. Nevertheless, replacing the server after destruction makes the piece more interesting for galleries and museums. A solution for longer exhibitions, like the one in the Ars Electronica Center in 2013, which lasted around three months, is to only operate the server during a certain time of a day. The server will be active 24 hours, but the time of operation is limited. </text:span></text:span></text:p>
      <text:p text:style-name="Text_20_body"><text:span text:style-name="Internet_20_link"><text:span text:style-name="T32">At the Node festival in 2015, the curators agreed to just show one server and host a “launch event” following an artist talk. This provides the time to generate curiosity and create attention, as everyone want</text:span></text:span><text:span text:style-name="Internet_20_link"><text:span text:style-name="T33">s</text:span></text:span><text:span text:style-name="Internet_20_link"><text:span text:style-name="T32"> to have the first, and maybe already final, hit on the server. A lot of people waited to finally hear the sound of the 800 grams heavy sledgehammers smashing the metal cover of the computer. </text:span></text:span></text:p>
      <text:h text:style-name="P4" text:outline-level="2"><text:span text:style-name="T24">your unerasable text</text:span><text:span text:style-name="T13"> - 2011/12</text:span></text:h>
      <text:p text:style-name="P1"><text:span text:style-name="T8">your unerasable text</text:span><text:span text:style-name="T13"> is an interactive installation dealing with the topics of data storage and elimination. The installation can be placed in an exhibition, but is ideally exhibited in a </text:span><text:span text:style-name="T15">window in </text:span><text:span text:style-name="T13">public space, where it can be used by people passing by 24h a day. </text:span></text:p>
      <text:p text:style-name="P1">The participant is asked to send a text message to the number written on a sign next to the installation: “send your unerasable text message to +43 664 1788374”</text:p>
      <text:p text:style-name="P1">The receiving mobile phone transfers the data to a computer, which layouts the message automatically. It is then printed on to a DIN A6 paper, falling directly into a paper shredder. There, <text:soft-page-break/>the message remains readable for a few moments and is then destroyed. The shredded paper forms a visible heap of paper on the floor, growing with every message. </text:p>
      <text:p text:style-name="P1"><text:span text:style-name="T8">your unerasable text</text:span><text:span text:style-name="T13"> works via SMS, as it is the easiest and most comfortable way for the participant – and almost everybody owns a mobile phone. The standard for the short message service was implemented in the early 1990s and is still used and integrated in every mobile phone, even in smart phones. Another advantage is that users don’t have to be close to the installation, messages can be sent from all over the world, and they don’t need any additional software or access to the </text:span><text:span text:style-name="T15">I</text:span><text:span text:style-name="T13">nternet to participate. </text:span></text:p>
      <text:p text:style-name="P1"><text:span text:style-name="T15">When</text:span><text:span text:style-name="T13"> </text:span><text:span text:style-name="T8">your unerasable text</text:span><text:span text:style-name="T13"> </text:span><text:span text:style-name="T15">is used, </text:span><text:span text:style-name="T13">the sent text message isn’t erased. The data is passing by the mobile carrier of the sender and receiver, the mobile that is integrated in the installation and the computer processing the text and sending it to the printer. At each of these points the data can be saved. The installation stores a file of each message consisting of the sent text, the phone number of the sender, and time and date when it was sent. The only thing that actually is erased, is the print, which is just a visualization having no effect on the data itself. </text:span></text:p>
      <text:p text:style-name="P1"><text:span text:style-name="T13">The storing of data is a rather current topic</text:span><text:span text:style-name="T39">,</text:span><text:span text:style-name="T13"> given the discussions on bringing back the “Vorratsdatenspeicherung” (data preservation) in Germany, along with discussions in the Austrian parliament </text:span><text:span text:style-name="T15">about passing</text:span><text:span text:style-name="T13"> the “Staatsschutzgesetz” </text:span><text:span text:style-name="T15">(state protection law)</text:span><text:span text:style-name="T13"> including points to bring back the </text:span><text:span text:style-name="T15">previously</text:span><text:span text:style-name="T13"> overturned “Vorratsdatenspeicherung”, under the guise of this new law. </text:span></text:p>
      <text:p text:style-name="P1">Also very recently, the Safe Harbor law <text:span text:style-name="T41">was</text:span> declared illegal by <text:span text:style-name="T41">the </text:span>Court of Justice of the European Union, creating the need <text:span text:style-name="T41">for</text:span> re-negotiation between the EU and the US to change this law. </text:p>
      <text:p text:style-name="P1"><text:span text:style-name="T13">This also raises questions </text:span><text:span text:style-name="T15">about</text:span><text:span text:style-name="T13"> the locations of the servers we are using and the law applied to the data stored on hard-drives all over the world. </text:span><text:span text:style-name="T15">There has to be a definition of</text:span><text:span text:style-name="T13"> who legally has access to our data and is able to pass our information on to third parties.</text:span><text:span text:style-name="T25"> </text:span><text:span text:style-name="T20">This </text:span><text:span text:style-name="T21">is also a significant </text:span><text:span text:style-name="T20">topic in the installation </text:span><text:span text:style-name="T11">User Generated Server Destruction</text:span><text:span text:style-name="T20">.</text:span></text:p>
      <text:p text:style-name="P1"><text:span text:style-name="T41">As far as</text:span> exhibitions and other possibilities <text:span text:style-name="T41">for exhibiting</text:span> these works <text:span text:style-name="T41">are concerned</text:span>, maintenance is a crucial point. Both installations have a high frequency of usage, 27 servers have already been shown and destroyed in 10 exhibitions. By November 2015 more then 27.400 short messages were collected. </text:p>
      <text:p text:style-name="P1"/>
      <text:p text:style-name="P2">% --Biography -------------------------------------</text:p>
      <text:p text:style-name="P1"/>
      <text:p text:style-name="P1"><text:span text:style-name="T34">S</text:span><text:span text:style-name="T35">tefan Tiefengraber</text:span><text:span text:style-name="T36">’</text:span><text:span text:style-name="T35">s</text:span><text:span text:style-name="T37"> (AT) </text:span><text:s/>artworks go from performances to interactive installations to sound art and time based media <text:span text:style-name="T41">such as</text:span> experimental video and documentaries. <text:span text:style-name="T41">These</text:span> works have been exhibited at Ars Electronica Festival 2014 (Linz/Austria), O'NewWall Gallery (Seoul/Korea), 16th Media Art Biennale WRO 2015 (Wroclaw/Poland),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 svg:font-family="Times-Roman, 'Times New Roman'" style:font-family-generic="roman"/>
    <style:font-face style:name="ArialMT" svg:font-family="ArialMT, Arial" style:font-family-generic="swiss"/>
    <style:font-face style:name="Univers1" svg:font-family="Univers" style:font-family-generic="swiss"/>
    <style:font-face style:name="Univers" svg:font-family="Univers, 'Univers 55'"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Bold" style:font-family-generic="swiss" style:font-pitch="variable"/>
    <style:font-face style:name="Univers2" svg:font-family="Univer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master-page-name="">
      <style:paragraph-properties fo:margin-top="0in" fo:margin-bottom="0.0835in" style:contextual-spacing="false" fo:line-height="120%" style:page-number="auto"/>
      <style:text-properties style:font-name="Liberation Serif1" fo:font-family="'Liberation Serif'" style:font-style-name="Regular" style:font-family-generic="roman" style:font-pitch="variabl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style:contextual-spacing="false" fo:text-indent="0in" style:auto-text-indent="false" style:page-number="auto"/>
      <style:text-properties style:font-name="Liberation Sans" fo:font-family="'Liberation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Liberation Serif1" fo:font-family="'Liberation Serif'" style:font-style-name="Regular" style:font-family-generic="roman"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Internet_20_link" style:display-name="Internet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05:09:00</meta:creation-date>
    <dc:date>2015-12-10T17:30:59.784662138</dc:date>
    <meta:editing-cycles>20</meta:editing-cycles>
    <meta:editing-duration>P23DT22H24M44S</meta:editing-duration>
    <meta:generator>LibreOffice/4.2.8.2$Linux_X86_64 LibreOffice_project/420m0$Build-2</meta:generator>
    <meta:document-statistic meta:table-count="0" meta:image-count="0" meta:object-count="0" meta:page-count="3" meta:paragraph-count="27" meta:word-count="1600" meta:character-count="9603" meta:non-whitespace-character-count="8011"/>
  </office:meta>
</office:document-meta>
</file>